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rsid="0027d42c" officeooo:paragraph-rsid="00343946"/>
    </style:style>
    <style:style style:name="P4" style:family="paragraph" style:parent-style-name="Standard">
      <style:text-properties fo:language="pl" fo:country="PL" officeooo:rsid="0027d42c" officeooo:paragraph-rsid="00353edb"/>
    </style:style>
    <style:style style:name="P5" style:family="paragraph" style:parent-style-name="Standard">
      <style:text-properties fo:language="pl" fo:country="PL" officeooo:rsid="0027d42c" officeooo:paragraph-rsid="0035c943"/>
    </style:style>
    <style:style style:name="P6" style:family="paragraph" style:parent-style-name="Standard">
      <style:text-properties fo:language="pl" fo:country="PL" officeooo:rsid="0027d42c" officeooo:paragraph-rsid="0038e8a7"/>
    </style:style>
    <style:style style:name="P7" style:family="paragraph" style:parent-style-name="Standard">
      <style:text-properties fo:language="pl" fo:country="PL" officeooo:rsid="0027d42c" officeooo:paragraph-rsid="003940d2"/>
    </style:style>
    <style:style style:name="P8" style:family="paragraph" style:parent-style-name="Standard">
      <style:text-properties fo:language="pl" fo:country="PL" officeooo:rsid="0027d42c" officeooo:paragraph-rsid="003a6708"/>
    </style:style>
    <style:style style:name="P9" style:family="paragraph" style:parent-style-name="Standard">
      <style:text-properties fo:language="pl" fo:country="PL" officeooo:rsid="0027d42c" officeooo:paragraph-rsid="003b405d"/>
    </style:style>
    <style:style style:name="P10" style:family="paragraph" style:parent-style-name="Standard">
      <style:text-properties fo:language="pl" fo:country="PL" officeooo:rsid="0027d42c" officeooo:paragraph-rsid="004304a6"/>
    </style:style>
    <style:style style:name="P11" style:family="paragraph" style:parent-style-name="Standard">
      <style:text-properties fo:language="pl" fo:country="PL" officeooo:rsid="0027d42c" officeooo:paragraph-rsid="00447295"/>
    </style:style>
    <style:style style:name="P12" style:family="paragraph" style:parent-style-name="Standard">
      <style:text-properties fo:language="pl" fo:country="PL" officeooo:rsid="0027d42c" officeooo:paragraph-rsid="00472553"/>
    </style:style>
    <style:style style:name="P13" style:family="paragraph" style:parent-style-name="Standard">
      <style:text-properties fo:language="pl" fo:country="PL" officeooo:rsid="0027d42c" officeooo:paragraph-rsid="004a6fe6"/>
    </style:style>
    <style:style style:name="P14" style:family="paragraph" style:parent-style-name="Standard">
      <style:text-properties fo:language="pl" fo:country="PL" officeooo:rsid="0027d42c" officeooo:paragraph-rsid="004b378c"/>
    </style:style>
    <style:style style:name="P15" style:family="paragraph" style:parent-style-name="Standard">
      <style:text-properties fo:language="pl" fo:country="PL" officeooo:rsid="0027d42c" officeooo:paragraph-rsid="005254ff"/>
    </style:style>
    <style:style style:name="P16" style:family="paragraph" style:parent-style-name="Standard">
      <style:text-properties fo:language="pl" fo:country="PL" officeooo:rsid="0027d42c" officeooo:paragraph-rsid="00558a00"/>
    </style:style>
    <style:style style:name="P17" style:family="paragraph" style:parent-style-name="Standard">
      <style:text-properties fo:language="pl" fo:country="PL" officeooo:rsid="0027d42c" officeooo:paragraph-rsid="00590514"/>
    </style:style>
    <style:style style:name="P18" style:family="paragraph" style:parent-style-name="Standard">
      <style:text-properties fo:language="pl" fo:country="PL" officeooo:rsid="0027d42c" officeooo:paragraph-rsid="005c5a34"/>
    </style:style>
    <style:style style:name="P19" style:family="paragraph" style:parent-style-name="Standard">
      <style:text-properties fo:language="pl" fo:country="PL" officeooo:rsid="0027d42c" officeooo:paragraph-rsid="0062559f"/>
    </style:style>
    <style:style style:name="P20" style:family="paragraph" style:parent-style-name="Standard">
      <style:text-properties fo:language="pl" fo:country="PL" officeooo:rsid="0027d42c" officeooo:paragraph-rsid="0063f28b"/>
    </style:style>
    <style:style style:name="P21" style:family="paragraph" style:parent-style-name="Standard">
      <style:text-properties fo:language="pl" fo:country="PL" officeooo:rsid="0027d42c" officeooo:paragraph-rsid="0065571f"/>
    </style:style>
    <style:style style:name="P22" style:family="paragraph" style:parent-style-name="Standard">
      <style:text-properties fo:language="pl" fo:country="PL" officeooo:rsid="0027d42c" officeooo:paragraph-rsid="00669ab0"/>
    </style:style>
    <style:style style:name="P23" style:family="paragraph" style:parent-style-name="Standard">
      <style:text-properties fo:language="pl" fo:country="PL" officeooo:rsid="0027d42c" officeooo:paragraph-rsid="0068add2"/>
    </style:style>
    <style:style style:name="P24" style:family="paragraph" style:parent-style-name="Standard">
      <style:text-properties fo:language="pl" fo:country="PL" officeooo:rsid="0027d42c" officeooo:paragraph-rsid="00690ed5"/>
    </style:style>
    <style:style style:name="P25" style:family="paragraph" style:parent-style-name="Standard">
      <style:text-properties fo:language="pl" fo:country="PL" officeooo:rsid="0027d42c" officeooo:paragraph-rsid="006d1865"/>
    </style:style>
    <style:style style:name="P26" style:family="paragraph" style:parent-style-name="Standard">
      <style:text-properties fo:language="pl" fo:country="PL" officeooo:rsid="0027d42c" officeooo:paragraph-rsid="006da295"/>
    </style:style>
    <style:style style:name="P27" style:family="paragraph" style:parent-style-name="Standard">
      <style:text-properties fo:language="pl" fo:country="PL" officeooo:rsid="0027d42c" officeooo:paragraph-rsid="006f07a9"/>
    </style:style>
    <style:style style:name="P28" style:family="paragraph" style:parent-style-name="Standard">
      <style:text-properties fo:language="pl" fo:country="PL" officeooo:rsid="0027d42c" officeooo:paragraph-rsid="0070b03e"/>
    </style:style>
    <style:style style:name="P29" style:family="paragraph" style:parent-style-name="Standard">
      <style:text-properties fo:language="pl" fo:country="PL" officeooo:rsid="0027d42c" officeooo:paragraph-rsid="00744dce"/>
    </style:style>
    <style:style style:name="P30" style:family="paragraph" style:parent-style-name="Standard">
      <style:text-properties fo:language="pl" fo:country="PL" officeooo:rsid="0027d42c" officeooo:paragraph-rsid="00825f70"/>
    </style:style>
    <style:style style:name="P31" style:family="paragraph" style:parent-style-name="Standard">
      <style:text-properties fo:language="pl" fo:country="PL" officeooo:rsid="0027d42c" officeooo:paragraph-rsid="0083d91c"/>
    </style:style>
    <style:style style:name="P32" style:family="paragraph" style:parent-style-name="Standard">
      <style:text-properties fo:language="pl" fo:country="PL" officeooo:rsid="0027d42c" officeooo:paragraph-rsid="00756a87"/>
    </style:style>
    <style:style style:name="P33" style:family="paragraph" style:parent-style-name="Standard">
      <style:text-properties fo:language="pl" fo:country="PL" officeooo:rsid="0027d42c" officeooo:paragraph-rsid="0084eb5b"/>
    </style:style>
    <style:style style:name="P34" style:family="paragraph" style:parent-style-name="Standard">
      <style:text-properties fo:language="pl" fo:country="PL" officeooo:paragraph-rsid="002a887a"/>
    </style:style>
    <style:style style:name="P35" style:family="paragraph" style:parent-style-name="Standard">
      <style:text-properties fo:language="pl" fo:country="PL" officeooo:rsid="00329b05" officeooo:paragraph-rsid="00329b05"/>
    </style:style>
    <style:style style:name="P36" style:family="paragraph" style:parent-style-name="Standard">
      <style:text-properties fo:language="pl" fo:country="PL" officeooo:rsid="0033ea08" officeooo:paragraph-rsid="0033ea08"/>
    </style:style>
    <style:style style:name="P37" style:family="paragraph" style:parent-style-name="Standard">
      <style:text-properties fo:language="pl" fo:country="PL" officeooo:rsid="00353edb" officeooo:paragraph-rsid="00353edb"/>
    </style:style>
    <style:style style:name="P38" style:family="paragraph" style:parent-style-name="Standard">
      <style:text-properties fo:language="pl" fo:country="PL" officeooo:rsid="0035c943" officeooo:paragraph-rsid="0035c943"/>
    </style:style>
    <style:style style:name="P39" style:family="paragraph" style:parent-style-name="Standard">
      <style:text-properties fo:language="pl" fo:country="PL" officeooo:rsid="0038e8a7" officeooo:paragraph-rsid="0038e8a7"/>
    </style:style>
    <style:style style:name="P40" style:family="paragraph" style:parent-style-name="Standard">
      <style:text-properties fo:language="pl" fo:country="PL" officeooo:rsid="003940d2" officeooo:paragraph-rsid="003940d2"/>
    </style:style>
    <style:style style:name="P41" style:family="paragraph" style:parent-style-name="Standard">
      <style:text-properties fo:language="pl" fo:country="PL" officeooo:rsid="003a6708" officeooo:paragraph-rsid="003a6708"/>
    </style:style>
    <style:style style:name="P42" style:family="paragraph" style:parent-style-name="Standard">
      <style:text-properties fo:language="pl" fo:country="PL" officeooo:rsid="003b405d" officeooo:paragraph-rsid="003b405d"/>
    </style:style>
    <style:style style:name="P43" style:family="paragraph" style:parent-style-name="Standard">
      <style:text-properties fo:language="pl" fo:country="PL" officeooo:rsid="003ebef1" officeooo:paragraph-rsid="003ebef1"/>
    </style:style>
    <style:style style:name="P44" style:family="paragraph" style:parent-style-name="Standard">
      <style:text-properties fo:language="pl" fo:country="PL" officeooo:rsid="003ee2dc" officeooo:paragraph-rsid="003ee2dc"/>
    </style:style>
    <style:style style:name="P45" style:family="paragraph" style:parent-style-name="Standard">
      <style:text-properties fo:language="pl" fo:country="PL" officeooo:rsid="003ef6de" officeooo:paragraph-rsid="0033f1fa"/>
    </style:style>
    <style:style style:name="P46" style:family="paragraph" style:parent-style-name="Standard">
      <style:text-properties fo:language="pl" fo:country="PL" officeooo:rsid="003ef6de" officeooo:paragraph-rsid="003f5dc6"/>
    </style:style>
    <style:style style:name="P47" style:family="paragraph" style:parent-style-name="Standard">
      <style:text-properties fo:language="pl" fo:country="PL" officeooo:rsid="003f5dc6" officeooo:paragraph-rsid="00343946"/>
    </style:style>
    <style:style style:name="P48" style:family="paragraph" style:parent-style-name="Standard">
      <style:text-properties fo:language="pl" fo:country="PL" officeooo:rsid="003f5dc6" officeooo:paragraph-rsid="004090da"/>
    </style:style>
    <style:style style:name="P49" style:family="paragraph" style:parent-style-name="Standard">
      <style:text-properties fo:language="pl" fo:country="PL" officeooo:rsid="00422b05" officeooo:paragraph-rsid="00422b05"/>
    </style:style>
    <style:style style:name="P50" style:family="paragraph" style:parent-style-name="Standard">
      <style:text-properties fo:language="pl" fo:country="PL" officeooo:rsid="004304a6" officeooo:paragraph-rsid="004304a6"/>
    </style:style>
    <style:style style:name="P51" style:family="paragraph" style:parent-style-name="Standard">
      <style:text-properties fo:language="pl" fo:country="PL" officeooo:rsid="00447295" officeooo:paragraph-rsid="00447295"/>
    </style:style>
    <style:style style:name="P52" style:family="paragraph" style:parent-style-name="Standard">
      <style:text-properties fo:language="pl" fo:country="PL" officeooo:rsid="00472553" officeooo:paragraph-rsid="00472553"/>
    </style:style>
    <style:style style:name="P53" style:family="paragraph" style:parent-style-name="Standard">
      <style:text-properties fo:language="pl" fo:country="PL" officeooo:rsid="004a6fe6" officeooo:paragraph-rsid="004a6fe6"/>
    </style:style>
    <style:style style:name="P54" style:family="paragraph" style:parent-style-name="Standard">
      <style:text-properties fo:language="pl" fo:country="PL" officeooo:rsid="004b378c" officeooo:paragraph-rsid="004b378c"/>
    </style:style>
    <style:style style:name="P55" style:family="paragraph" style:parent-style-name="Standard">
      <style:text-properties fo:language="pl" fo:country="PL" officeooo:rsid="0050674c" officeooo:paragraph-rsid="0050674c"/>
    </style:style>
    <style:style style:name="P56" style:family="paragraph" style:parent-style-name="Standard">
      <style:text-properties fo:language="pl" fo:country="PL" officeooo:rsid="005254ff" officeooo:paragraph-rsid="005254ff"/>
    </style:style>
    <style:style style:name="P57" style:family="paragraph" style:parent-style-name="Standard">
      <style:text-properties fo:language="pl" fo:country="PL" officeooo:rsid="00558a00" officeooo:paragraph-rsid="00558a00"/>
    </style:style>
    <style:style style:name="P58" style:family="paragraph" style:parent-style-name="Standard">
      <style:text-properties fo:language="pl" fo:country="PL" officeooo:rsid="005641f1" officeooo:paragraph-rsid="005641f1"/>
    </style:style>
    <style:style style:name="P59" style:family="paragraph" style:parent-style-name="Standard">
      <style:text-properties fo:language="pl" fo:country="PL" officeooo:rsid="00590514" officeooo:paragraph-rsid="00590514"/>
    </style:style>
    <style:style style:name="P60" style:family="paragraph" style:parent-style-name="Standard">
      <style:text-properties fo:language="pl" fo:country="PL" officeooo:rsid="005a5e9f" officeooo:paragraph-rsid="005a5e9f"/>
    </style:style>
    <style:style style:name="P61" style:family="paragraph" style:parent-style-name="Standard">
      <style:text-properties fo:language="pl" fo:country="PL" officeooo:rsid="0060af21" officeooo:paragraph-rsid="0060af21"/>
    </style:style>
    <style:style style:name="P62" style:family="paragraph" style:parent-style-name="Standard">
      <style:text-properties fo:language="pl" fo:country="PL" officeooo:rsid="0062559f" officeooo:paragraph-rsid="0062559f"/>
    </style:style>
    <style:style style:name="P63" style:family="paragraph" style:parent-style-name="Standard">
      <style:text-properties fo:language="pl" fo:country="PL" officeooo:rsid="0063f28b" officeooo:paragraph-rsid="0063f28b"/>
    </style:style>
    <style:style style:name="P64" style:family="paragraph" style:parent-style-name="Standard">
      <style:text-properties fo:language="pl" fo:country="PL" officeooo:rsid="0065571f" officeooo:paragraph-rsid="0065571f"/>
    </style:style>
    <style:style style:name="P65" style:family="paragraph" style:parent-style-name="Standard">
      <style:text-properties fo:language="pl" fo:country="PL" officeooo:rsid="00669ab0" officeooo:paragraph-rsid="00669ab0"/>
    </style:style>
    <style:style style:name="P66" style:family="paragraph" style:parent-style-name="Standard">
      <style:text-properties fo:language="pl" fo:country="PL" officeooo:rsid="0068add2" officeooo:paragraph-rsid="0068add2"/>
    </style:style>
    <style:style style:name="P67" style:family="paragraph" style:parent-style-name="Standard">
      <style:text-properties fo:language="pl" fo:country="PL" officeooo:rsid="00690ed5" officeooo:paragraph-rsid="00690ed5"/>
    </style:style>
    <style:style style:name="P68" style:family="paragraph" style:parent-style-name="Standard">
      <style:text-properties fo:language="pl" fo:country="PL" officeooo:rsid="006d1865" officeooo:paragraph-rsid="006d1865"/>
    </style:style>
    <style:style style:name="P69" style:family="paragraph" style:parent-style-name="Standard">
      <style:text-properties fo:language="pl" fo:country="PL" officeooo:rsid="006da295" officeooo:paragraph-rsid="006da295"/>
    </style:style>
    <style:style style:name="P70" style:family="paragraph" style:parent-style-name="Standard">
      <style:text-properties fo:language="pl" fo:country="PL" officeooo:rsid="006f07a9" officeooo:paragraph-rsid="006f07a9"/>
    </style:style>
    <style:style style:name="P71" style:family="paragraph" style:parent-style-name="Standard">
      <style:text-properties fo:language="pl" fo:country="PL" officeooo:rsid="007055d7" officeooo:paragraph-rsid="007055d7"/>
    </style:style>
    <style:style style:name="P72" style:family="paragraph" style:parent-style-name="Standard">
      <style:text-properties fo:language="pl" fo:country="PL" officeooo:rsid="0070b03e" officeooo:paragraph-rsid="0070b03e"/>
    </style:style>
    <style:style style:name="P73" style:family="paragraph" style:parent-style-name="Standard">
      <style:text-properties fo:language="pl" fo:country="PL" officeooo:rsid="00744dce" officeooo:paragraph-rsid="00744dce"/>
    </style:style>
    <style:style style:name="P74" style:family="paragraph" style:parent-style-name="Standard">
      <style:text-properties fo:language="pl" fo:country="PL" officeooo:rsid="0074d7d0" officeooo:paragraph-rsid="0074d7d0"/>
    </style:style>
    <style:style style:name="P75" style:family="paragraph" style:parent-style-name="Standard">
      <style:text-properties fo:language="pl" fo:country="PL" officeooo:rsid="00756a87" officeooo:paragraph-rsid="00756a87"/>
    </style:style>
    <style:style style:name="P76" style:family="paragraph" style:parent-style-name="Standard">
      <style:text-properties fo:language="pl" fo:country="PL" officeooo:rsid="00770759" officeooo:paragraph-rsid="007718e1"/>
    </style:style>
    <style:style style:name="P77" style:family="paragraph" style:parent-style-name="Standard">
      <style:text-properties fo:language="pl" fo:country="PL" officeooo:rsid="00770759" officeooo:paragraph-rsid="0084eb5b"/>
    </style:style>
    <style:style style:name="P78" style:family="paragraph" style:parent-style-name="Standard">
      <style:text-properties fo:language="pl" fo:country="PL" fo:font-weight="normal" officeooo:rsid="00770759" officeooo:paragraph-rsid="0078f099" style:font-weight-asian="normal" style:font-weight-complex="normal"/>
    </style:style>
    <style:style style:name="P79" style:family="paragraph" style:parent-style-name="Standard">
      <style:text-properties fo:language="pl" fo:country="PL" fo:font-weight="normal" officeooo:rsid="0027d42c" officeooo:paragraph-rsid="00770759" style:font-weight-asian="normal" style:font-weight-complex="normal"/>
    </style:style>
    <style:style style:name="P80" style:family="paragraph" style:parent-style-name="Standard">
      <style:text-properties fo:language="pl" fo:country="PL" fo:font-weight="normal" officeooo:rsid="0027d42c" officeooo:paragraph-rsid="0078f099" style:font-weight-asian="normal" style:font-weight-complex="normal"/>
    </style:style>
    <style:style style:name="P81" style:family="paragraph" style:parent-style-name="Standard">
      <style:text-properties fo:language="pl" fo:country="PL" fo:font-weight="normal" officeooo:rsid="00756a87" officeooo:paragraph-rsid="007718e1" style:font-weight-asian="normal" style:font-weight-complex="normal"/>
    </style:style>
    <style:style style:name="P82" style:family="paragraph" style:parent-style-name="Standard">
      <style:text-properties fo:language="pl" fo:country="PL" fo:font-weight="normal" officeooo:rsid="0078f099" officeooo:paragraph-rsid="0078f099" style:font-weight-asian="normal" style:font-weight-complex="normal"/>
    </style:style>
    <style:style style:name="P83" style:family="paragraph" style:parent-style-name="Standard">
      <style:text-properties fo:language="pl" fo:country="PL" fo:font-weight="normal" officeooo:rsid="0078f099" officeooo:paragraph-rsid="007a8ca9" style:font-weight-asian="normal" style:font-weight-complex="normal"/>
    </style:style>
    <style:style style:name="P84" style:family="paragraph" style:parent-style-name="Standard">
      <style:text-properties fo:language="pl" fo:country="PL" fo:font-weight="normal" officeooo:rsid="0078f099" officeooo:paragraph-rsid="007b1f64" style:font-weight-asian="normal" style:font-weight-complex="normal"/>
    </style:style>
    <style:style style:name="P85" style:family="paragraph" style:parent-style-name="Standard">
      <style:text-properties fo:language="pl" fo:country="PL" fo:font-weight="normal" officeooo:rsid="0078f099" officeooo:paragraph-rsid="007cc487" style:font-weight-asian="normal" style:font-weight-complex="normal"/>
    </style:style>
    <style:style style:name="P86" style:family="paragraph" style:parent-style-name="Standard">
      <style:text-properties fo:language="pl" fo:country="PL" fo:font-weight="normal" officeooo:rsid="0078f099" officeooo:paragraph-rsid="007e637f" style:font-weight-asian="normal" style:font-weight-complex="normal"/>
    </style:style>
    <style:style style:name="P87" style:family="paragraph" style:parent-style-name="Standard">
      <style:text-properties fo:language="pl" fo:country="PL" fo:font-weight="normal" officeooo:rsid="007b06a6" officeooo:paragraph-rsid="007b06a6" style:font-weight-asian="normal" style:font-weight-complex="normal"/>
    </style:style>
    <style:style style:name="P88" style:family="paragraph" style:parent-style-name="Standard">
      <style:text-properties fo:language="pl" fo:country="PL" fo:font-weight="normal" officeooo:rsid="007b1f64" officeooo:paragraph-rsid="007b1f64" style:font-weight-asian="normal" style:font-weight-complex="normal"/>
    </style:style>
    <style:style style:name="P89" style:family="paragraph" style:parent-style-name="Standard">
      <style:text-properties fo:language="pl" fo:country="PL" fo:font-weight="normal" officeooo:rsid="007cc487" officeooo:paragraph-rsid="007cc487" style:font-weight-asian="normal" style:font-weight-complex="normal"/>
    </style:style>
    <style:style style:name="P90" style:family="paragraph" style:parent-style-name="Standard">
      <style:text-properties fo:language="pl" fo:country="PL" fo:font-weight="normal" officeooo:rsid="007e637f" officeooo:paragraph-rsid="007e637f" style:font-weight-asian="normal" style:font-weight-complex="normal"/>
    </style:style>
    <style:style style:name="P91" style:family="paragraph" style:parent-style-name="Standard">
      <style:text-properties fo:language="pl" fo:country="PL" fo:font-weight="normal" officeooo:rsid="00850543" officeooo:paragraph-rsid="00850543" style:font-weight-asian="normal" style:font-weight-complex="normal"/>
    </style:style>
    <style:style style:name="P92" style:family="paragraph" style:parent-style-name="Standard">
      <style:text-properties fo:language="pl" fo:country="PL" fo:font-weight="normal" officeooo:rsid="008892e9" officeooo:paragraph-rsid="008892e9" style:font-weight-asian="normal" style:font-weight-complex="normal"/>
    </style:style>
    <style:style style:name="P93" style:family="paragraph" style:parent-style-name="Standard">
      <style:text-properties fo:language="pl" fo:country="PL" fo:font-weight="normal" officeooo:rsid="008892e9" officeooo:paragraph-rsid="00bcce81" style:font-weight-asian="normal" style:font-weight-complex="normal"/>
    </style:style>
    <style:style style:name="P94" style:family="paragraph" style:parent-style-name="Standard">
      <style:text-properties fo:language="pl" fo:country="PL" fo:font-weight="normal" officeooo:rsid="008fab02" officeooo:paragraph-rsid="008fab02" style:font-weight-asian="normal" style:font-weight-complex="normal"/>
    </style:style>
    <style:style style:name="P95" style:family="paragraph" style:parent-style-name="Standard">
      <style:text-properties fo:language="pl" fo:country="PL" fo:font-weight="normal" officeooo:rsid="0090e4a1" officeooo:paragraph-rsid="0090e4a1" style:font-weight-asian="normal" style:font-weight-complex="normal"/>
    </style:style>
    <style:style style:name="P96" style:family="paragraph" style:parent-style-name="Standard">
      <style:text-properties fo:language="pl" fo:country="PL" fo:font-weight="normal" officeooo:rsid="007f38a3" officeooo:paragraph-rsid="007f38a3" style:font-weight-asian="normal" style:font-weight-complex="normal"/>
    </style:style>
    <style:style style:name="P97" style:family="paragraph" style:parent-style-name="Standard">
      <style:text-properties fo:language="pl" fo:country="PL" fo:font-weight="normal" officeooo:rsid="007f38a3" officeooo:paragraph-rsid="00987571" style:font-weight-asian="normal" style:font-weight-complex="normal"/>
    </style:style>
    <style:style style:name="P98" style:family="paragraph" style:parent-style-name="Standard">
      <style:text-properties fo:language="pl" fo:country="PL" fo:font-weight="normal" officeooo:rsid="0094719a" officeooo:paragraph-rsid="0094719a" style:font-weight-asian="normal" style:font-weight-complex="normal"/>
    </style:style>
    <style:style style:name="P99" style:family="paragraph" style:parent-style-name="Standard">
      <style:text-properties fo:language="pl" fo:country="PL" fo:font-weight="normal" officeooo:rsid="0094cbcc" officeooo:paragraph-rsid="0094cbcc" style:font-weight-asian="normal" style:font-weight-complex="normal"/>
    </style:style>
    <style:style style:name="P100" style:family="paragraph" style:parent-style-name="Standard">
      <style:text-properties fo:language="pl" fo:country="PL" fo:font-weight="normal" officeooo:rsid="00958deb" officeooo:paragraph-rsid="00958deb" style:font-weight-asian="normal" style:font-weight-complex="normal"/>
    </style:style>
    <style:style style:name="P101" style:family="paragraph" style:parent-style-name="Standard">
      <style:text-properties fo:language="pl" fo:country="PL" fo:font-weight="normal" officeooo:rsid="0096dc18" officeooo:paragraph-rsid="0096dc18" style:font-weight-asian="normal" style:font-weight-complex="normal"/>
    </style:style>
    <style:style style:name="P102" style:family="paragraph" style:parent-style-name="Standard">
      <style:text-properties fo:language="pl" fo:country="PL" fo:font-weight="normal" officeooo:rsid="0096f680" officeooo:paragraph-rsid="0096f680" style:font-weight-asian="normal" style:font-weight-complex="normal"/>
    </style:style>
    <style:style style:name="P103" style:family="paragraph" style:parent-style-name="Standard">
      <style:text-properties fo:language="pl" fo:country="PL" fo:font-weight="normal" officeooo:rsid="0097d03c" officeooo:paragraph-rsid="0097d03c" style:font-weight-asian="normal" style:font-weight-complex="normal"/>
    </style:style>
    <style:style style:name="P104" style:family="paragraph" style:parent-style-name="Standard">
      <style:text-properties fo:language="pl" fo:country="PL" fo:font-weight="normal" officeooo:rsid="00987571" officeooo:paragraph-rsid="00987571" style:font-weight-asian="normal" style:font-weight-complex="normal"/>
    </style:style>
    <style:style style:name="P105" style:family="paragraph" style:parent-style-name="Standard">
      <style:text-properties fo:language="pl" fo:country="PL" fo:font-weight="normal" officeooo:rsid="00987571" officeooo:paragraph-rsid="009d445f" style:font-weight-asian="normal" style:font-weight-complex="normal"/>
    </style:style>
    <style:style style:name="P106" style:family="paragraph" style:parent-style-name="Standard">
      <style:text-properties fo:language="pl" fo:country="PL" fo:font-weight="normal" officeooo:rsid="009a2ced" officeooo:paragraph-rsid="009a2ced" style:font-weight-asian="normal" style:font-weight-complex="normal"/>
    </style:style>
    <style:style style:name="P107" style:family="paragraph" style:parent-style-name="Standard">
      <style:text-properties fo:language="pl" fo:country="PL" fo:font-weight="normal" officeooo:rsid="009b5674" officeooo:paragraph-rsid="009b5674" style:font-weight-asian="normal" style:font-weight-complex="normal"/>
    </style:style>
    <style:style style:name="P108" style:family="paragraph" style:parent-style-name="Standard">
      <style:text-properties fo:language="pl" fo:country="PL" fo:font-weight="normal" officeooo:rsid="009d445f" officeooo:paragraph-rsid="009d445f" style:font-weight-asian="normal" style:font-weight-complex="normal"/>
    </style:style>
    <style:style style:name="P109" style:family="paragraph" style:parent-style-name="Standard">
      <style:text-properties fo:language="pl" fo:country="PL" fo:font-weight="normal" officeooo:rsid="009f0f1d" officeooo:paragraph-rsid="009f0f1d" style:font-weight-asian="normal" style:font-weight-complex="normal"/>
    </style:style>
    <style:style style:name="P110" style:family="paragraph" style:parent-style-name="Standard">
      <style:text-properties fo:language="pl" fo:country="PL" fo:font-weight="normal" officeooo:rsid="00a020a7" officeooo:paragraph-rsid="00a020a7" style:font-weight-asian="normal" style:font-weight-complex="normal"/>
    </style:style>
    <style:style style:name="P111" style:family="paragraph" style:parent-style-name="Standard">
      <style:text-properties fo:language="pl" fo:country="PL" fo:font-weight="normal" officeooo:rsid="00a2c39c" officeooo:paragraph-rsid="00a2c39c" style:font-weight-asian="normal" style:font-weight-complex="normal"/>
    </style:style>
    <style:style style:name="P112" style:family="paragraph" style:parent-style-name="Standard">
      <style:text-properties fo:language="pl" fo:country="PL" fo:font-weight="normal" officeooo:rsid="00a3d708" officeooo:paragraph-rsid="00a3d708" style:font-weight-asian="normal" style:font-weight-complex="normal"/>
    </style:style>
    <style:style style:name="P113" style:family="paragraph" style:parent-style-name="Standard">
      <style:text-properties fo:language="pl" fo:country="PL" fo:font-weight="normal" officeooo:rsid="00a49ada" officeooo:paragraph-rsid="00a3d708" style:font-weight-asian="normal" style:font-weight-complex="normal"/>
    </style:style>
    <style:style style:name="P114" style:family="paragraph" style:parent-style-name="Standard">
      <style:text-properties fo:language="pl" fo:country="PL" fo:font-weight="normal" officeooo:rsid="00a49ada" officeooo:paragraph-rsid="00a49ada" style:font-weight-asian="normal" style:font-weight-complex="normal"/>
    </style:style>
    <style:style style:name="P115" style:family="paragraph" style:parent-style-name="Standard">
      <style:text-properties fo:language="pl" fo:country="PL" fo:font-weight="normal" officeooo:rsid="00a51c86" officeooo:paragraph-rsid="00a3d708" style:font-weight-asian="normal" style:font-weight-complex="normal"/>
    </style:style>
    <style:style style:name="P116" style:family="paragraph" style:parent-style-name="Standard">
      <style:text-properties fo:language="pl" fo:country="PL" fo:font-weight="normal" officeooo:rsid="00a51c86" officeooo:paragraph-rsid="00a51c86" style:font-weight-asian="normal" style:font-weight-complex="normal"/>
    </style:style>
    <style:style style:name="P117" style:family="paragraph" style:parent-style-name="Standard">
      <style:text-properties fo:language="pl" fo:country="PL" fo:font-weight="normal" officeooo:rsid="00a74fb7" officeooo:paragraph-rsid="00a3d708" style:font-weight-asian="normal" style:font-weight-complex="normal"/>
    </style:style>
    <style:style style:name="P118" style:family="paragraph" style:parent-style-name="Standard">
      <style:text-properties fo:language="pl" fo:country="PL" fo:font-weight="normal" officeooo:rsid="00a74fb7" officeooo:paragraph-rsid="00a74fb7" style:font-weight-asian="normal" style:font-weight-complex="normal"/>
    </style:style>
    <style:style style:name="P119" style:family="paragraph" style:parent-style-name="Standard">
      <style:text-properties fo:language="pl" fo:country="PL" fo:font-weight="normal" officeooo:rsid="00ab954c" officeooo:paragraph-rsid="00ab954c" style:font-weight-asian="normal" style:font-weight-complex="normal"/>
    </style:style>
    <style:style style:name="P120" style:family="paragraph" style:parent-style-name="Standard">
      <style:text-properties fo:language="pl" fo:country="PL" fo:font-weight="normal" officeooo:rsid="00acbf57" officeooo:paragraph-rsid="00acbf57" style:font-weight-asian="normal" style:font-weight-complex="normal"/>
    </style:style>
    <style:style style:name="P121" style:family="paragraph" style:parent-style-name="Standard">
      <style:text-properties fo:language="pl" fo:country="PL" fo:font-weight="normal" officeooo:rsid="00ad39e9" officeooo:paragraph-rsid="00ad39e9" style:font-weight-asian="normal" style:font-weight-complex="normal"/>
    </style:style>
    <style:style style:name="P122" style:family="paragraph" style:parent-style-name="Standard">
      <style:text-properties fo:language="pl" fo:country="PL" fo:font-weight="normal" officeooo:rsid="00ada807" officeooo:paragraph-rsid="00ada807" style:font-weight-asian="normal" style:font-weight-complex="normal"/>
    </style:style>
    <style:style style:name="P123" style:family="paragraph" style:parent-style-name="Standard">
      <style:text-properties fo:language="pl" fo:country="PL" fo:font-weight="normal" officeooo:rsid="00ae7c66" officeooo:paragraph-rsid="00ae7c66" style:font-weight-asian="normal" style:font-weight-complex="normal"/>
    </style:style>
    <style:style style:name="P124" style:family="paragraph" style:parent-style-name="Standard">
      <style:text-properties fo:language="pl" fo:country="PL" fo:font-weight="normal" officeooo:rsid="00b07aba" officeooo:paragraph-rsid="00b07aba" style:font-weight-asian="normal" style:font-weight-complex="normal"/>
    </style:style>
    <style:style style:name="P125" style:family="paragraph" style:parent-style-name="Standard">
      <style:text-properties fo:language="pl" fo:country="PL" fo:font-weight="normal" officeooo:rsid="00b1e727" officeooo:paragraph-rsid="00b1e727" style:font-weight-asian="normal" style:font-weight-complex="normal"/>
    </style:style>
    <style:style style:name="P126" style:family="paragraph" style:parent-style-name="Standard">
      <style:text-properties fo:language="pl" fo:country="PL" fo:font-weight="normal" officeooo:rsid="00b42211" officeooo:paragraph-rsid="00b42211" style:font-weight-asian="normal" style:font-weight-complex="normal"/>
    </style:style>
    <style:style style:name="P127" style:family="paragraph" style:parent-style-name="Standard">
      <style:text-properties fo:language="pl" fo:country="PL" fo:font-weight="normal" officeooo:rsid="00b58829" officeooo:paragraph-rsid="00b58829" style:font-weight-asian="normal" style:font-weight-complex="normal"/>
    </style:style>
    <style:style style:name="P128" style:family="paragraph" style:parent-style-name="Standard">
      <style:text-properties fo:language="pl" fo:country="PL" fo:font-weight="normal" officeooo:rsid="00b729e3" officeooo:paragraph-rsid="00b729e3" style:font-weight-asian="normal" style:font-weight-complex="normal"/>
    </style:style>
    <style:style style:name="P129" style:family="paragraph" style:parent-style-name="Standard">
      <style:text-properties fo:language="pl" fo:country="PL" fo:font-weight="normal" officeooo:rsid="00bbf69f" officeooo:paragraph-rsid="00bbf69f" style:font-weight-asian="normal" style:font-weight-complex="normal"/>
    </style:style>
    <style:style style:name="P130" style:family="paragraph" style:parent-style-name="Standard">
      <style:text-properties fo:language="pl" fo:country="PL" officeooo:rsid="0083d91c" officeooo:paragraph-rsid="0083d91c"/>
    </style:style>
    <style:style style:name="P131" style:family="paragraph" style:parent-style-name="Standard">
      <style:text-properties fo:font-weight="normal" officeooo:paragraph-rsid="0078f099" style:font-weight-asian="normal" style:font-weight-complex="normal"/>
    </style:style>
    <style:style style:name="P132" style:family="paragraph" style:parent-style-name="Standard">
      <style:text-properties fo:font-weight="normal" officeooo:rsid="007a8ca9" officeooo:paragraph-rsid="007a8ca9" style:font-weight-asian="normal" style:font-weight-complex="normal"/>
    </style:style>
    <style:style style:name="P133" style:family="paragraph" style:parent-style-name="Standard">
      <style:text-properties fo:language="pl" fo:country="PL" officeooo:rsid="003f5dc6" officeooo:paragraph-rsid="00343946"/>
    </style:style>
    <style:style style:name="P134" style:family="paragraph" style:parent-style-name="Standard">
      <style:text-properties fo:language="pl" fo:country="PL" officeooo:rsid="00c33782" officeooo:paragraph-rsid="00c33782"/>
    </style:style>
    <style:style style:name="T1" style:family="text">
      <style:text-properties officeooo:rsid="0027d42c"/>
    </style:style>
    <style:style style:name="T2" style:family="text">
      <style:text-properties officeooo:rsid="002a887a"/>
    </style:style>
    <style:style style:name="T3" style:family="text">
      <style:text-properties officeooo:rsid="0030e08b"/>
    </style:style>
    <style:style style:name="T4" style:family="text">
      <style:text-properties officeooo:rsid="0033f1fa"/>
    </style:style>
    <style:style style:name="T5" style:family="text">
      <style:text-properties officeooo:rsid="00343946"/>
    </style:style>
    <style:style style:name="T6" style:family="text">
      <style:text-properties officeooo:rsid="0037605b"/>
    </style:style>
    <style:style style:name="T7" style:family="text">
      <style:text-properties officeooo:rsid="003d3b00"/>
    </style:style>
    <style:style style:name="T8" style:family="text">
      <style:text-properties officeooo:rsid="0045ddf2"/>
    </style:style>
    <style:style style:name="T9" style:family="text">
      <style:text-properties officeooo:rsid="00478706"/>
    </style:style>
    <style:style style:name="T10" style:family="text">
      <style:text-properties officeooo:rsid="004b3eb0"/>
    </style:style>
    <style:style style:name="T11" style:family="text">
      <style:text-properties officeooo:rsid="004ccb85"/>
    </style:style>
    <style:style style:name="T12" style:family="text">
      <style:text-properties officeooo:rsid="0057e2a0"/>
    </style:style>
    <style:style style:name="T13" style:family="text">
      <style:text-properties officeooo:rsid="005c5a34"/>
    </style:style>
    <style:style style:name="T14" style:family="text">
      <style:text-properties officeooo:rsid="005d7a8e"/>
    </style:style>
    <style:style style:name="T15" style:family="text">
      <style:text-properties officeooo:rsid="005ef76b"/>
    </style:style>
    <style:style style:name="T16" style:family="text">
      <style:text-properties officeooo:rsid="0063f28b"/>
    </style:style>
    <style:style style:name="T17" style:family="text">
      <style:text-properties officeooo:rsid="00656cb9"/>
    </style:style>
    <style:style style:name="T18" style:family="text">
      <style:text-properties officeooo:rsid="00675cd4"/>
    </style:style>
    <style:style style:name="T19" style:family="text">
      <style:text-properties officeooo:rsid="006f07a9"/>
    </style:style>
    <style:style style:name="T20" style:family="text">
      <style:text-properties officeooo:rsid="00744dce"/>
    </style:style>
    <style:style style:name="T21" style:family="text">
      <style:text-properties officeooo:rsid="00748f02"/>
    </style:style>
    <style:style style:name="T22" style:family="text">
      <style:text-properties officeooo:rsid="00756a87"/>
    </style:style>
    <style:style style:name="T23" style:family="text">
      <style:text-properties officeooo:rsid="007718e1"/>
    </style:style>
    <style:style style:name="T24" style:family="text">
      <style:text-properties officeooo:rsid="0078f099"/>
    </style:style>
    <style:style style:name="T25" style:family="text">
      <style:text-properties officeooo:rsid="007b62ce"/>
    </style:style>
    <style:style style:name="T26" style:family="text">
      <style:text-properties officeooo:rsid="0084eb5b"/>
    </style:style>
    <style:style style:name="T27" style:family="text">
      <style:text-properties officeooo:rsid="0086dc34"/>
    </style:style>
    <style:style style:name="T28" style:family="text">
      <style:text-properties officeooo:rsid="008a35e9"/>
    </style:style>
    <style:style style:name="T29" style:family="text">
      <style:text-properties officeooo:rsid="008c0fa1"/>
    </style:style>
    <style:style style:name="T30" style:family="text">
      <style:text-properties officeooo:rsid="008db0fd"/>
    </style:style>
    <style:style style:name="T31" style:family="text">
      <style:text-properties officeooo:rsid="008dbf35"/>
    </style:style>
    <style:style style:name="T32" style:family="text">
      <style:text-properties officeooo:rsid="00920045"/>
    </style:style>
    <style:style style:name="T33" style:family="text">
      <style:text-properties officeooo:rsid="0093998d"/>
    </style:style>
    <style:style style:name="T34" style:family="text">
      <style:text-properties officeooo:rsid="0094cbcc"/>
    </style:style>
    <style:style style:name="T35" style:family="text">
      <style:text-properties officeooo:rsid="009b5674"/>
    </style:style>
    <style:style style:name="T36" style:family="text">
      <style:text-properties officeooo:rsid="00a69308"/>
    </style:style>
    <style:style style:name="T37" style:family="text">
      <style:text-properties officeooo:rsid="00a85c63"/>
    </style:style>
    <style:style style:name="T38" style:family="text">
      <style:text-properties officeooo:rsid="00acbf57"/>
    </style:style>
    <style:style style:name="T39" style:family="text">
      <style:text-properties officeooo:rsid="00b4aa83"/>
    </style:style>
    <style:style style:name="T40" style:family="text">
      <style:text-properties officeooo:rsid="00b8f226"/>
    </style:style>
    <style:style style:name="T41" style:family="text">
      <style:text-properties officeooo:rsid="00bab3be"/>
    </style:style>
    <style:style style:name="T42" style:family="text">
      <style:text-properties officeooo:rsid="00bef385"/>
    </style:style>
    <style:style style:name="T43" style:family="text">
      <style:text-properties officeooo:rsid="00c0bcf0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7">* </text:span><text:span text:style-name="T29">D</text:span><text:span text:style-name="T27">ate</text:span>: 2025.<text:span text:style-name="T2">03</text:span>.1<text:span text:style-name="T2">2</text:span></text:p>
      <text:p text:style-name="P1"><text:span text:style-name="T27">* </text:span><text:span text:style-name="T29">S</text:span><text:span text:style-name="T27">ource</text:span>: <text:span text:style-name="T1">Cztery umowy</text:span></text:p>
      <text:p text:style-name="P2">* <text:span text:style-name="T29">A</text:span>utor: Don Miguel Ruiz</text:p>
      <text:p text:style-name="P2"><text:span text:style-name="T27">* </text:span><text:span text:style-name="T29">Y</text:span><text:span text:style-name="T27">ear</text:span>: 1997, ed. 2007</text:p>
      <text:p text:style-name="P1"><text:span text:style-name="T27">* </text:span><text:span text:style-name="T29">C</text:span><text:span text:style-name="T27">ategory</text:span>: <text:span text:style-name="T3">książka</text:span></text:p>
      <text:p text:style-name="P1">* <text:span text:style-name="T29">Shortname: 4-umowy</text:span></text:p>
      <text:p text:style-name="P1"><text:span text:style-name="T27">* </text:span><text:span text:style-name="T29">M</text:span><text:span text:style-name="T27">odified</text:span>: <text:date style:data-style-name="N49" text:date-value="2025-05-01T15:39:58.536011413">2025-05-01</text:date>, <text:time style:data-style-name="N61" text:time-value="2025-05-01T15:39:58.536068620">15:36:45</text:time></text:p>
      <text:p text:style-name="P47"/>
      <text:p text:style-name="P134">Umowa 1: Szanuj swoje słowo.</text:p>
      <text:p text:style-name="P134">Don Miguel Ruiz</text:p>
      <text:p text:style-name="P134"/>
      <text:p text:style-name="P134">Umowa 2. Nie bierz niczego do siebie.</text:p>
      <text:p text:style-name="P134">Don Miguel Ruiz</text:p>
      <text:p text:style-name="P134"/>
      <text:p text:style-name="P134">Umowa 3. Nie zakładaj niczego z góry.</text:p>
      <text:p text:style-name="P134">Don Miguel Ruiz</text:p>
      <text:p text:style-name="P134"/>
      <text:p text:style-name="P134">Umowa 4. Rób wszystko najlepiej jak potrafisz.</text:p>
      <text:p text:style-name="P134">Don Miguel Ruiz</text:p>
      <text:p text:style-name="P47"/>
      <text:p text:style-name="P35">#<text:span text:style-name="T14">###</text:span> Umowa pierwsza: Szanuj swoje słowo (s.37)</text:p>
      <text:p text:style-name="P35"/>
      <text:p text:style-name="P48">#37</text:p>
      <text:p text:style-name="P35">Słowo jest potęgą, którą sam tworzysz. <text:span text:style-name="T5">(</text:span>s. 37<text:span text:style-name="T5">)</text:span></text:p>
      <text:p text:style-name="P3">Don Miguel Ruiz</text:p>
      <text:p text:style-name="P35"/>
      <text:p text:style-name="P46">#38</text:p>
      <text:p text:style-name="P36">Poprzez słowo wyrażasz swoją moc twórczą. <text:span text:style-name="T4">Słowem […] wyrażasz wszystko – o czym śnisz, co czujesz i kim naprawdę jesteś – wszystko to objawia się słowem. </text:span><text:span text:style-name="T5">(s</text:span><text:span text:style-name="T4">. 38</text:span><text:span text:style-name="T5">)</text:span></text:p>
      <text:p text:style-name="P3">Don Miguel Ruiz</text:p>
      <text:p text:style-name="P45"/>
      <text:p text:style-name="P37">Słowo jest siłą (s.38).</text:p>
      <text:p text:style-name="P4">Don Miguel Ruiz</text:p>
      <text:p text:style-name="P4"/>
      <text:p text:style-name="P44">#50</text:p>
      <text:p text:style-name="P38">Twoja opinia jest niczym innym, jak tylko twoim punktem widzenia. Niekoniecznie musi być prawdziwa. <text:span text:style-name="T6">Twoja ocena wypływa z twoich przekonań, z twojego ego, z twojego snu. </text:span>(s. 50-<text:span text:style-name="T6">51</text:span>)</text:p>
      <text:p text:style-name="P5">Don Miguel Ruiz</text:p>
      <text:p text:style-name="P5"/>
      <text:p text:style-name="P44">#51</text:p>
      <text:p text:style-name="P39">Negatywne idee kiełkują tyko wtedy, gdy padną na podatny grunt. (s. 51)</text:p>
      <text:p text:style-name="P6">Don Miguel Ruiz</text:p>
      <text:p text:style-name="P6"/>
      <text:p text:style-name="P40">Kiedy szanujesz siebie i swoje słowo, czujesz się dobrze, jesteś spokojny i szczęśliwy. (s. 51)</text:p>
      <text:p text:style-name="P7">Don Miguel Ruiz</text:p>
      <text:p text:style-name="P7"/>
      <text:p text:style-name="P43">#52</text:p>
      <text:p text:style-name="P41">Będę szanował swoje słowo. Pielęgnuj to nasionko, a w miarę jak będzie rosło, wyda z siebie kolejne ziarna miłości, które wyplewią chwasty lęku. (s. 52)</text:p>
      <text:p text:style-name="P8">Don Miguel Ruiz</text:p>
      <text:p text:style-name="P8"/>
      <text:p text:style-name="P42"><text:soft-page-break/>Szanuj swoje słowo. Oto pierwsza umowa, jaką powinieneś zawrzeć, jeśli chcesz podnieść poziom swojego życia ponad poziom właściwy dla piekła. Tak wyzwala się ogromna moc. <text:span text:style-name="T7">Posługuj się słowem poprawnie. Używaj go, by dzielić się miłością. </text:span>(s. 52)</text:p>
      <text:p text:style-name="P9">Don Miguel Ruiz</text:p>
      <text:p text:style-name="P9"/>
      <text:p text:style-name="P49">#<text:span text:style-name="T15">###</text:span> Umowa druga: Nie bierz niczego do siebie (s. 54)</text:p>
      <text:p text:style-name="P49"/>
      <text:p text:style-name="P51">#54</text:p>
      <text:p text:style-name="P50">Nie bierz niczego do siebie (s. 54).</text:p>
      <text:p text:style-name="P10">Don Miguel Ruiz</text:p>
      <text:p text:style-name="P50"/>
      <text:p text:style-name="P50">Cokolwiek dzieje się dookoła ciebie, nie musisz brać tego do siebie (s. 54).</text:p>
      <text:p text:style-name="P10">Don Miguel Ruiz</text:p>
      <text:p text:style-name="P10"/>
      <text:p text:style-name="P51">#55</text:p>
      <text:p text:style-name="P51">Twoim potrzaskiem jest zjawisko zwane „poczuciem ważności”. Poczucie ważności lub branie wszystkiego do siebie to wyraz najwyższego egoizmu, ponieważ zakładamy, że wszystko dzieje się z naszego powodu. <text:span text:style-name="T8">[…] Myślimy, że za wszystko jesteśmy odpowiedzialni. Ja, ja, ja i tylko ja!</text:span> (s.55).</text:p>
      <text:p text:style-name="P11">Don Miguel Ruiz</text:p>
      <text:p text:style-name="P11"/>
      <text:p text:style-name="P52">Ludzie niczego nie robią z twojego powodu. Oni robią to ze swojego powodu. Każdy człowiek żyje we własnym śnie, we własnym umyśle. <text:span text:style-name="T9">[…] Odnosząc wszystko do siebie, zakładamy, że oni wiedzą, co jest w naszym świecie, i tym samym próbujemy wciskać swój świat do ich świata.</text:span>(s. 55)</text:p>
      <text:p text:style-name="P12">Don Miguel Ruiz</text:p>
      <text:p text:style-name="P12"/>
      <text:p text:style-name="P53">Nawet wtedy, gdy sytuacja wygląda na bardzo osobistą, nawet wtedy, kiedy cię ktoś obraża bezpośrednio, nie ma to nic wspólnego z tobą. To, co ludzie mówią, co robią, jakie wygłaszają opinie, wynika z umów, jakie oni zawarli w swoich umysłach. Ich punkt widzenia odzwierciedla program, jaki im zainstalowano w trakcie udomowienia (s.55).</text:p>
      <text:p text:style-name="P13">Don Miguel Ruiz</text:p>
      <text:p text:style-name="P13"/>
      <text:p text:style-name="P55">#56</text:p>
      <text:p text:style-name="P54">Jeśli weźmiesz [wszystko] do siebie, przyjmiesz również truciznę i od tej pory stanie się twoją. <text:span text:style-name="T10">Branie różnych rzeczy do siebie czynie z ciebie łatwą ofiarę dla drapieżników, inaczej cza</text:span><text:span text:style-name="T11">rn</text:span><text:span text:style-name="T10">oksiężników.</text:span> <text:span text:style-name="T11">Bez trudu mogą cię przygwoździć jednym rzuconym od niechcenia zdaniem, by potem karmić się wszelkimi truciznami, jakimi tylko zechcą. Skoro wziąłeś do siebie jedno, połkniesz wszystko.</text:span>(s. 56). </text:p>
      <text:p text:style-name="P14">Don Miguel Ruiz</text:p>
      <text:p text:style-name="P14"/>
      <text:p text:style-name="P56">Kiedy bierzesz wszystko do siebie, stale czujesz się obrażony, reagujesz zażartą obroną swych przekonań i wywołujesz konflikt. Robisz z igły widły, ponieważ masz potrzebę posiadania racji i udowodnienia, że inni się mylą. Bardzo walczysz o swoją nieomylność i z całych sił próbujesz narzucić otoczeniu swoje zdanie. (s. 56)</text:p>
      <text:p text:style-name="P15">Don Miguel Ruiz</text:p>
      <text:p text:style-name="P14"/>
      <text:p text:style-name="P57">To, co mówisz, co robisz,m co myślisz, wynika z umów, jakie wcześniej zawarłeś. <text:span text:style-name="T12">A mnie zupełnie nie dotyczy. Nie ma dla mnie znaczenia, co o mnie myślisz, ponieważ twoich poglądów nie biorę do siebie. </text:span>(s. 56-<text:span text:style-name="T12">57</text:span>).</text:p>
      <text:p text:style-name="P16">Don Miguel Ruiz</text:p>
      <text:p text:style-name="P16"/>
      <text:p text:style-name="P58"># 57</text:p>
      <text:p text:style-name="P59"><text:soft-page-break/>Cokolwiek powiesz, mnie to nie dotknie, bo wiem, jaki jestem. (s. 57)</text:p>
      <text:p text:style-name="P17">Don Miguel Ruiz</text:p>
      <text:p text:style-name="P17"/>
      <text:p text:style-name="P60">Cokolwiek czujesz, cokolwiek myślisz, to twój problem, nie mój. Po prostu tak widzisz świat. Nie ma w tym niczego osobistego, bo rozprawiasz się ze sobą, a nie ze mną. <text:span text:style-name="T13">(s. 57)</text:span></text:p>
      <text:p text:style-name="P18">Don Miguel Ruiz</text:p>
      <text:p text:style-name="P18"/>
      <text:p text:style-name="P61">### Umowa 3: Nie zakładaj niczego z góry (s. 65)</text:p>
      <text:p text:style-name="P63"/>
      <text:p text:style-name="P63"># 65</text:p>
      <text:p text:style-name="P62">Mamy tendencję do stawiania hipotez i przyjmowania założeń odnośnie wszystkiego. Absolutnie wszystkiego. Problem zaś z naszymi założeniami polega na tym, że wierzymy, iż są one prawdziwe. <text:span text:style-name="T16">(s. 65).</text:span></text:p>
      <text:p text:style-name="P19">Don Miguel Ruiz</text:p>
      <text:p text:style-name="P61"/>
      <text:p text:style-name="P63"># 66</text:p>
      <text:p text:style-name="P63">Nie rozumiejąc sytuacji, czynimy jakieś założenie, które bierzemy osobiście, do siebie, a w efekcie robimy wielką tragedię z niczego. (s. 6<text:span text:style-name="T17">6</text:span>)</text:p>
      <text:p text:style-name="P20">Don Miguel Ruiz</text:p>
      <text:p text:style-name="P61"/>
      <text:p text:style-name="P64">Wielkie mitote tworzy w ludzkim umyśle olbrzymi chaos, który sprawia, że wszystko błędnie interpretujemy i niewłaściwie pojmujemy. Widzimy tylko to, co chcemy widzieć, i słyszymy tylko to, co chcemy słyszeć. Nie odbieramy rzeczy takimi, jakimi są. (s.66-67)</text:p>
      <text:p text:style-name="P21">Don Miguel Ruiz</text:p>
      <text:p text:style-name="P18"/>
      <text:p text:style-name="P65">#68</text:p>
      <text:p text:style-name="P65">[…] robimy założenie, że druga strona wie, czego chcemy. Dramat nakręca się tak: poczyniliśmy fałszywe założenie, a potem uskładaliśmy na nim całą stertę kolejnych błędnych założeń. (s. 68)</text:p>
      <text:p text:style-name="P22">Don Miguel Ruiz</text:p>
      <text:p text:style-name="P22"/>
      <text:p text:style-name="P65">Mamy potrzebę uzasadniania, wyjaśniania i pojmowania wszystkiego. Zrozumienie daje nam poczucie bezpieczeństwa. <text:span text:style-name="T18">Stawiamy miliony pytań, które wymagają odpowiedzi […]. Nieważne, czy odpowiedź jest prawidłowa, już samo jej sformułowanie sprawia, że czujemy się bezpieczni. Dlatego właśnie stale coś zakładamy.</text:span> (s. 68-69)</text:p>
      <text:p text:style-name="P22">Don Miguel Ruiz</text:p>
      <text:p text:style-name="P22"/>
      <text:p text:style-name="P65"># 69</text:p>
      <text:p text:style-name="P66">Jeśli inni coś nam mówią, robimy jakieś założenia, a jeśli niczego nie mówią, tym bardziej przyjmujemy założenia, żeby zaspokoić potrzebę posiadania wiedzy i by wypełnić nimi lukę w autentycznej komunikacji. Nawet jeśli słyszymy coś, czego nie rozumiemy, robimy założenia co do znaczenia zasłyszanego, a potem wierzymy własnym założeniom. Tworzymy najprzeróżniejsze hipotezy, bo nie mamy odwagi zadawania pytań wprost. (s. 69)</text:p>
      <text:p text:style-name="P23">Don Miguel Ruiz</text:p>
      <text:p text:style-name="P23"/>
      <text:p text:style-name="P67">Większość naszych założeń podejmujemy szybko i nieświadomie, głównie przez to, że zgodziliśmy się na taką komunikację. (s. 69)</text:p>
      <text:p text:style-name="P24">Don Miguel Ruiz</text:p>
      <text:p text:style-name="P24"/>
      <text:p text:style-name="P68">Umówiliśmy się [zakładamy], że ci którzy nas kochają, jeśli nas kochają naprawdę, powinni wiedzieć, czego chcemy i co czujemy. (s. 69)</text:p>
      <text:p text:style-name="P25">Don Miguel Ruiz</text:p>
      <text:p text:style-name="P25"/>
      <text:p text:style-name="P68"><text:soft-page-break/>Jeśli w coś wierzymy, zakładamy, że to prawda, i jesteśmy gotowi zniszczyć związek, broniąc swego statnowiska. (s. 69)</text:p>
      <text:p text:style-name="P68"><text:span text:style-name="T1">Don Miguel Ruiz</text:span> </text:p>
      <text:p text:style-name="P68"/>
      <text:p text:style-name="P69">Zakładamy, że każdy widzi życie w taki sposób, w jaki my je widzimy. (s. 69)</text:p>
      <text:p text:style-name="P26">Don Miguel Ruiz</text:p>
      <text:p text:style-name="P26"/>
      <text:p text:style-name="P69"># 7<text:span text:style-name="T19">0</text:span></text:p>
      <text:p text:style-name="P70"># 71</text:p>
      <text:p text:style-name="P70">Musimy być tacy jacy jesteśmy, i nie powinniśmy tworzyć fałszywego wizerunku. (s. 71)</text:p>
      <text:p text:style-name="P27">Don Miguel Ruiz</text:p>
      <text:p text:style-name="P27"/>
      <text:p text:style-name="P71"># 72</text:p>
      <text:p text:style-name="P72">Jeśli czegoś nie rozumiesz, lepiej spytać i się upewnić, niż snuć domysły i założenia. (s. 72)</text:p>
      <text:p text:style-name="P30">Don Miguel Ruiz</text:p>
      <text:p text:style-name="P28"/>
      <text:p text:style-name="P72">#<text:span text:style-name="T30">##</text:span> <text:span text:style-name="T20">Umowa czwarta: Rób wszystko najlepiej jak potrafisz (s. 75)</text:span></text:p>
      <text:p text:style-name="P72"/>
      <text:p text:style-name="P73"># 75</text:p>
      <text:p text:style-name="P73">Rób wszystko najlepiej jak potrafisz. (s. 75)</text:p>
      <text:p text:style-name="P29">Don Miguel Ruiz</text:p>
      <text:p text:style-name="P29"/>
      <text:p text:style-name="P130">W każdych okolicznościach staraj się na ile możesz, nie mniej, nie więcej. (s. 75)</text:p>
      <text:p text:style-name="P31">Don Miguel Ruiz</text:p>
      <text:p text:style-name="P29"/>
      <text:p text:style-name="P73">Rób wszystko najlepiej jak potrafisz. W każdych okolicznościach staraj się na ile możesz, nie mniej, nie więcej. Pamiętaj jednak, że „ile możesz” wcale nie oznacza zawsze tego samego. <text:span text:style-name="T21">[…] toteż twoje największe starania czasem są najwyższej jakości, a czasem bardzo im do tego daleko.</text:span>(s. 75-<text:span text:style-name="T21">76</text:span>).</text:p>
      <text:p text:style-name="P29">Don Miguel Ruiz</text:p>
      <text:p text:style-name="P29"/>
      <text:p text:style-name="P74"># 76</text:p>
      <text:p text:style-name="P75">Rób wszystko najlepiej jak potrafisz. […]. Rano, gdy wstajesz wypoczęty i energiczny, twoje możliwości są o wiele większe niż wieczorem, kiedy jesteś zmęczony. Na więcej się stać, gdy jesteś zdrowy, a nie chory, trzeźwy, nie pijany i – podobnie – kiedy czujesz się doskonale, jesteś szczęśliwy, a nie przygnębiony, zły lub zazdrosny. (s. 76)</text:p>
      <text:p text:style-name="P32">Don Miguel Ruiz</text:p>
      <text:p text:style-name="P32"/>
      <text:p text:style-name="P77">Bez względu na jakość poczynań, staraj się jak tylko możesz – i to ani więcej, ani mniej, niż potrafisz. <text:span text:style-name="T26">(s. 76)</text:span></text:p>
      <text:p text:style-name="P33">Don Miguel Ruiz</text:p>
      <text:p text:style-name="P29"/>
      <text:p text:style-name="P76"><text:span text:style-name="T22">Rób wszystko najlepiej jak potrafisz. […].</text:span>Bez względu na jakość poczynań, staraj się jak tylko możesz – i to ani więcej, ani mniej, niż potrafisz. Jeśli będziesz starał się nadmiernie, stracisz więcej energii niż trzeba, w rezultacie może ci jej zabraknąć. Przepracowując się, wyniszczasz ciało i działasz wbrew sobie, na własną szkodę. W rezultacie osiągnięcie wyznaczonych celów zabierze ci więcej czasu. Natomiast kiedy starasz się mniej, niż być mógł, narażasz się na frustracje, wyrzuty sumienia, poczucie winy i skruchę. (s. 76)</text:p>
      <text:p text:style-name="P79">Don Miguel Ruiz</text:p>
      <text:p text:style-name="P79"/>
      <text:p text:style-name="P78"><text:soft-page-break/><text:span text:style-name="T22">Rób wszystko najlepiej jak potrafisz. […]. </text:span><text:span text:style-name="T24">Jeśli będziesz się starał nadmiernie, stracisz więcej energii niż trzeba, w rezultacie może ci jej zabraknąć. </text:span><text:span text:style-name="T31">[…] W rezultacie osiągnięcie wyznaczonych celów zabierze ci więcej czasu. </text:span><text:span text:style-name="T24">(s. 76)</text:span></text:p>
      <text:p text:style-name="P82">Don Miguel Ruiz</text:p>
      <text:p text:style-name="P79"/>
      <text:p text:style-name="P81">Rób wszystko najlepiej jak potrafisz. […].<text:span text:style-name="T23">Po prostu staraj się jak najlepiej – w każdej życiowej sytuacji. Nieważne, czy jesteś chory lub zmęczony. Jeśli zawsze starasz się z całych sił, nie ma mowy, żebyś sam siebie osądzał. A jeśli siebie nie sądzisz, nie ma mowy, żebyś cierpiał z poczucia winy, żebyś miał wyrzuty i żebyś pragnął dla siebie kary. (s. 76-77)</text:span></text:p>
      <text:p text:style-name="P80">Don Miguel Ruiz</text:p>
      <text:p text:style-name="P131"/>
      <text:p text:style-name="P132"># 77</text:p>
      <text:p text:style-name="P132">Nie jesteś tu po to, by poświęcać swoją radość ani tym bardziej życie. Jesteś po to, by żyć, być szczęśliwym, by kochać. Jeśli możesz wypełnić zadanie w ciągu dwóch godzin medytacji, a zużyjesz zamiast tego osie, zmęczysz się tylko, zagubisz i przestaniesz cieszyć się życiem. Staraj się jak najlepiej, a być może dowiesz się, że bez względu na długość medytacji możesz żyć, kochać i być szczęśliwy. (s.77-78)</text:p>
      <text:p text:style-name="P83">Don Miguel Ruiz</text:p>
      <text:p text:style-name="P83"/>
      <text:p text:style-name="P87"># 78</text:p>
      <text:p text:style-name="P88">Starając się, na ile możesz, przeżyjesz życie pełniej. Będziesz bardziej produktywny i twórczy, będziesz dobry dla siebie, bo dasz siebie swojej rodzinie, społeczności, wszystkim i wszystkiemu. <text:span text:style-name="T25">Przy tym jest to postępowanie, które sprawia, że czucie szczęścia przeżywa się wyjątkowo intensywnie.</text:span> (s. 78)</text:p>
      <text:p text:style-name="P84">Don Miguel Ruiz</text:p>
      <text:p text:style-name="P84"/>
      <text:p text:style-name="P89">Starając się zawsze ze wszystkich sił, podejmujesz działania. I nie dlatego, że spodziewasz się nagrody, ale dlatego że po prostu to lubisz. (s. 78)</text:p>
      <text:p text:style-name="P85">Don Miguel Ruiz</text:p>
      <text:p text:style-name="P85"/>
      <text:p text:style-name="P95">Większość ludzi […] podejmuje działania tylko wtedy, kiedy spodziewają się nagrody, zupełnie zaś nie potrafią się cieszyć samym faktem, że coś robią. <text:s/><text:span text:style-name="T32">[…] Pracują dla nagrody, a w rezultacie sabotują pracę, […] unikają wysiłku, przez co mają zaległości, a obowiązki stają się jeszcze cięższe. </text:span><text:span text:style-name="T33">Bo się nie starają. </text:span>(s. 78)</text:p>
      <text:p text:style-name="P95">Don Miguel Ruiz</text:p>
      <text:p text:style-name="P85"/>
      <text:p text:style-name="P91">Większość ludzi idzie każdego dnia do pracy wyłącznie z myślą o dniu wypłaty i o pieniądzach, które dostaną za swój trud. Ledwie mogą się doczekać piątku lub soboty, czy też innego dnia, gdy otrzymają pieniądze i trochę wolnego. Pracują dla nagrody, a w rezultacie sabotują pracę. Jak mogą, unikają wysiłku, przez co mają zaległości, a obowiązki stają się jeszcze cięższe. Bo się nie starają. (s. 78)</text:p>
      <text:p text:style-name="P91">Don Miguel Ruiz</text:p>
      <text:p text:style-name="P85"/>
      <text:p text:style-name="P90">#79</text:p>
      <text:p text:style-name="P90">Jest wiele metod zadawania sobie bólu, gdy nie lubimy siebie takimi, jakimi jesteśmy. (s. 79)</text:p>
      <text:p text:style-name="P86">Don Miguel Ruiz</text:p>
      <text:p text:style-name="P86"/>
      <text:p text:style-name="P94">Starając się z całych sił, uczysz się akceptować swoją osobę. (s. 79)</text:p>
      <text:p text:style-name="P94">Don Miguel Ruiz</text:p>
      <text:p text:style-name="P86"/>
      <text:p text:style-name="P96"># 80</text:p>
      <text:p text:style-name="P96"/>
      <text:p text:style-name="P98"><text:soft-page-break/># 81</text:p>
      <text:p text:style-name="P98">Działanie oznacza życie. Jest podjęciem ryzyka, wyjściem na zewnątrz i wyrażenia swojego marzenie, swojego snu. <text:span text:style-name="T34">(s. 81)</text:span></text:p>
      <text:p text:style-name="P99">Don Miguel Ruiz</text:p>
      <text:p text:style-name="P96"/>
      <text:p text:style-name="P100">Staranie się ze wszystkich sił to najdoskonalszy nawyk, jaki tylko można posiadać. (s. 81)</text:p>
      <text:p text:style-name="P100">Don Miguel Ru<text:span text:style-name="T43">i</text:span>z</text:p>
      <text:p text:style-name="P96"/>
      <text:p text:style-name="P96"/>
      <text:p text:style-name="P101"># 82</text:p>
      <text:p text:style-name="P101">Najlepszym sposobem na powiedzenie „Dziękuję Ci Boże”, jest pozwolić odejść przeszłości i zacząć żyć w chwili obecnej, tu i teraz. (s. 82)</text:p>
      <text:p text:style-name="P101">Don M<text:span text:style-name="T42">i</text:span>guel Ruiz </text:p>
      <text:p text:style-name="P96"/>
      <text:p text:style-name="P102"># 84</text:p>
      <text:p text:style-name="P102">Trening czyni mistrza. Starając się z całych sił, ty staniesz się mistrzem. Wszak czegokolwiek się w życiu nauczyłeś, nauczyłeś się dzięki powtórkom. (s.84)</text:p>
      <text:p text:style-name="P102">Don Miguel Ruiz</text:p>
      <text:p text:style-name="P96"/>
      <text:p text:style-name="P103">Musisz ruszyć z miejsca i być człowiekiem. Uszanuj siebie – mężczyznę lub kobietę. (s. 84)</text:p>
      <text:p text:style-name="P103">Don Miguel Ruiz</text:p>
      <text:p text:style-name="P96"/>
      <text:p text:style-name="P104">Odnoś się z respektem do swojego ciała, ciesz się nim, kochaj swoje ciało, karm, myj i lecz swoje ciało. Ćwicz i rób wszystko, by się czuło dobrze. (s. 84)</text:p>
      <text:p text:style-name="P104">Don Miguel Ruiz</text:p>
      <text:p text:style-name="P104"/>
      <text:p text:style-name="P106"># 86</text:p>
      <text:p text:style-name="P106">Upadałem wiele razy, ale podnosiłem się i ruszałem dalej. Wcale sobie nie współczułem. <text:span text:style-name="T35">W żadnym wypadku nie rozczulałem się nad sobą. </text:span>(s. 86)</text:p>
      <text:p text:style-name="P106">Don Miguel Ruiz</text:p>
      <text:p text:style-name="P104"/>
      <text:p text:style-name="P107">Jeśli nawet upadnę, jestem wystarczająco silny, jestem wystarczająco inteligentny, aby wziąć się w garść. (s.86)</text:p>
      <text:p text:style-name="P107">Don Miguel Ruiz</text:p>
      <text:p text:style-name="P104"/>
      <text:p text:style-name="P108"># 87</text:p>
      <text:p text:style-name="P108">A więc kiedy upadniesz, nie osądzaj się. Nie dawaj swojemu Sędziemu satysfakcji uczynienia z ciebie ofiary. Bądź twardy wobec siebie. Powstań i zawrzyj umowę na nowo. „Dobra, złamałem umowę, że będę szanował swoje słowo. Ale zacznę wszystko od początku.” (s. 87)</text:p>
      <text:p text:style-name="P108">Don Miguel Ruiz</text:p>
      <text:p text:style-name="P108"/>
      <text:p text:style-name="P109"># 87</text:p>
      <text:p text:style-name="P109">Jeśli złamiesz przyrzeczenie, zacznij od nowa jutro, i kolejnego dnia. (s. 87)</text:p>
      <text:p text:style-name="P109">Don Miguel Ruiz</text:p>
      <text:p text:style-name="P105"/>
      <text:p text:style-name="P110"># 88</text:p>
      <text:p text:style-name="P110">Nie martw się o przyszłość, skup się na dniu dzisiejszym i trzymaj się chwili obecnej. Po prostu przeżywaj każdy dzień. (s. 88)</text:p>
      <text:p text:style-name="P110">Don Miguel Ruiz</text:p>
      <text:p text:style-name="P104"/>
      <text:p text:style-name="P97"/>
      <text:p text:style-name="P92">### 6. Zerwanie dotychczasowych umów</text:p>
      <text:p text:style-name="P92"><text:soft-page-break/></text:p>
      <text:p text:style-name="P111"># 89</text:p>
      <text:p text:style-name="P111">Prawdziwa wolność jest domeną ducha – jest to wolność bycia tym, kim się jest naprawdę. (s. 89)</text:p>
      <text:p text:style-name="P111">Don Miguel Ruiz</text:p>
      <text:p text:style-name="P92"/>
      <text:p text:style-name="P112"># 91</text:p>
      <text:p text:style-name="P112">Normalnym ludzkim odruchem jest radość życia, zabawa, poznawanie, szczęście i miłość. (s. 91)</text:p>
      <text:p text:style-name="P112">Don Miguel Ruiz</text:p>
      <text:p text:style-name="P113"/>
      <text:p text:style-name="P114">Z punktu widzenia Ofiary możemy powiedzieć, że przydarzyło się nam coś smutnego, natomiast z punku widzenia Rycerza powiedzielibyśmy, że to, co nas spotkało, było normalne. (s. 91)</text:p>
      <text:p text:style-name="P114">Don Miguel Ruiz</text:p>
      <text:p text:style-name="P114"/>
      <text:p text:style-name="P114">Dostaliśmy Księgę Zasad, Wielkiego Sędziego i Ofiarę, którzy nami rządzą. Już nie jesteśmy wolni, bo Sędzia, Ofiara i cały System Wierzeń oraz Wartości nie pozwalają nam być tym, kim naprawdę jesteśmy. (s. 91)</text:p>
      <text:p text:style-name="P114">Don Miguel Ruiz</text:p>
      <text:p text:style-name="P115"/>
      <text:p text:style-name="P116">Nie powinieneś obwiniać rodziców za to, że nauczyli cię być takimi jak oni. Czegóż innego mogli cię nauczyć, jak nie tego, co sami wiedzą? Starali się jak mogli. A jeśli cię zniewolili, zdarzyło się to z powodu ich własnego udomowienia, ich własnych obaw i przekonań. <text:span text:style-name="T36">Nie mieli żadnej kontroli nad programem, jaki im zainstalowano, więc nie mogli postąpić inaczej. </text:span>(s. 91)</text:p>
      <text:p text:style-name="P116">Don Miguel Ruiz</text:p>
      <text:p text:style-name="P117"/>
      <text:p text:style-name="P118">Nie trzeba o<text:span text:style-name="T37">b</text:span>winiać rodziców ani nikogo innego, kto cię w życiu spętał, łącznie z tobą samym. (s. 91)</text:p>
      <text:p text:style-name="P118">Don Miguel Ruiz</text:p>
      <text:p text:style-name="P112"/>
      <text:p text:style-name="P119"># 92</text:p>
      <text:p text:style-name="P119">Czas uwolnić się od roli Ofiary. (s. 92)</text:p>
      <text:p text:style-name="P119">Don Miguel Ruiz</text:p>
      <text:p text:style-name="P112"/>
      <text:p text:style-name="P92"/>
      <text:p text:style-name="P92"># 9<text:span text:style-name="T38">3</text:span></text:p>
      <text:p text:style-name="P92"/>
      <text:p text:style-name="P120">Problem większości ludzi polega na tym, że żyją swoim życiem i nigdy nie uświadamiają sobie, iż Sędzia i Ofiara rządzą ich umysłami. Dlatego nie mają najmniejszej szansy na wyzwolenie. (s. 93)</text:p>
      <text:p text:style-name="P93">Don Miguel Ruiz</text:p>
      <text:p text:style-name="P93"/>
      <text:p text:style-name="P92">Trzeba odkryć istnienie problemu, żeby go rozwiązać. Świadomość jest zawsze pierwszym krokiem, ponieważ bez świadomości nie możesz niczego zmienić. <text:span text:style-name="T28">Jeżeli nie jesteś świadom, że twój umysł przepełniają rany oraz emocjonalna trucizna, nie potrafisz oczyścić i wyleczyć tych ran. Będziesz nadal cierpieć.</text:span></text:p>
      <text:p text:style-name="P92">Don Miguel Ruiz</text:p>
      <text:p text:style-name="P92"/>
      <text:p text:style-name="P121"># 104</text:p>
      <text:p text:style-name="P121">Każdego dnia budzimy się z określoną ilością fizycznej, psychicznej i duchowej energii, którą wydatkujemy w ciągu dnia. Jeśli pozwolimy emocjom, by wyzuły nas z energii, nie odnajdziemy w sobie sił na odmianę naszego życia ani na danie czegokolwiek innym. (s. 104)</text:p>
      <text:p text:style-name="P121">Don Miguel Ruiz</text:p>
      <text:p text:style-name="P121"/>
      <text:p text:style-name="P122"><text:soft-page-break/>Sposób, w jaki postrzegamy świat, zależy od buzujących w nas emocji. Kiedy się złościsz, wszystko dookoła wydaje się złe, nic nie jest w porządku. Obwiniasz wszystkich i wszystko, łącznie z pogodą. Masz pretensje do deszczu, że pada, i do słońca, że świeci. (s. 104)</text:p>
      <text:p text:style-name="P122">Don Miguel Ruiz</text:p>
      <text:p text:style-name="P122"/>
      <text:p text:style-name="P122">Kiedy jesteś smutny, otoczenie jest żałosne i skłania cię do płaczu. Patrzysz na drzewa i jest ci tęskno, widzisz deszcz i serce ci się kraje. Prawdopodobnie czujesz się bezbronny, potrzebujesz opieki, bo nie wiesz, kiedy zostaniesz zaatakowany. Nie ufasz nikomu i niczemu. A wszystko dlatego, że patrzysz na świat oczyma lęku! (s. 104)</text:p>
      <text:p text:style-name="P122">Don Miguel Ruiz</text:p>
      <text:p text:style-name="P122"/>
      <text:p text:style-name="P123"># 106</text:p>
      <text:p text:style-name="P123">Przebaczenie jest jedyną drogą ku uzdrowieniu. (s. 106)</text:p>
      <text:p text:style-name="P123">Don Miguel Ruiz</text:p>
      <text:p text:style-name="P123"/>
      <text:p text:style-name="P124"># 107</text:p>
      <text:p text:style-name="P124">Dość! Nie będę więcej wielkim Sędzią, który występuje przeciwko mnie. Nie będę się dłużej biczował i umartwiał. Nie będę dłużej Ofiarą. (s. 107)</text:p>
      <text:p text:style-name="P124">Don Miguel Ruiz</text:p>
      <text:p text:style-name="P124"/>
      <text:p text:style-name="P125"># 108</text:p>
      <text:p text:style-name="P125">Problemem większości ludzi jest utrata kontroli nad emocjami. To emocje rządzą ludzkim zachowaniem, a nie człowiek włada emocjami. (s. 108)</text:p>
      <text:p text:style-name="P125">Don Miguel Ruiz</text:p>
      <text:p text:style-name="P125"/>
      <text:p text:style-name="P126">Wojownik ma świadomość. To bardzo ważne. Musimy być świadomi, że jesteśmy w stanie wojny i że wojna w naszym umyśle wymaga dyscypliny. <text:span text:style-name="T39">Nie dyscypliny żołnierza, lecz dyscypliny wojownika. Nie dyscypliny zewnętrznej, która narzuca nam, co robić, a czego nie, lecz dyscypliny bycia sobą, bez względu na wszystko. </text:span>(s. 108)</text:p>
      <text:p text:style-name="P126">Don Miguel Ruiz</text:p>
      <text:p text:style-name="P126"/>
      <text:p text:style-name="P127">Wojownik ma kontrolę. Nie kontrolę nad innym człowiekiem, lecz kontrolę nad własnymi emocjami, kontrolę nad samym sobą. (s. 108)</text:p>
      <text:p text:style-name="P127">Don Miguel Rui<text:span text:style-name="T41">z</text:span></text:p>
      <text:p text:style-name="P127"/>
      <text:p text:style-name="P128"># 110</text:p>
      <text:p text:style-name="P128">Anioł śmierci potrafi nauczyć nas żyć każdego dnia tak, jakby to był ostatni dzień naszego życia, tak jakby nie było żadnego jutra. (s. 110)</text:p>
      <text:p text:style-name="P128">Don Miguel Ru<text:span text:style-name="T40">iz</text:span></text:p>
      <text:p text:style-name="P128"/>
      <text:p text:style-name="P129">I oczywiście odnoszę się do ludzi, których kocham, z miłością, bo to może być ostatni dzień, kiedy będę im mógł powiedzieć, jak bardzo ich kocham. Nie wiem, czy zobaczę ich jeszcze, więc nie chce z nimi walczyć. (s. 110)</text:p>
      <text:p text:style-name="P129">Don Miguel Ruiz</text:p>
      <text:p text:style-name="P1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5-01T15:39:58.457142592</dc:date>
    <meta:editing-duration>PT5H17M1S</meta:editing-duration>
    <meta:editing-cycles>168</meta:editing-cycles>
    <meta:generator>LibreOffice/7.3.7.2$Linux_X86_64 LibreOffice_project/30$Build-2</meta:generator>
    <meta:document-statistic meta:table-count="0" meta:image-count="0" meta:object-count="0" meta:page-count="8" meta:paragraph-count="208" meta:word-count="2597" meta:character-count="16012" meta:non-whitespace-character-count="13610"/>
  </office:meta>
</office:document-meta>
</file>